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 Typo" svg:font-family="'Tlwg Typo'" style:font-pitch="fixed"/>
    <style:font-face style:name="FreeMono" svg:font-family="FreeMono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undina Sans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a.szeroczei.hu</text:p>
      <text:p text:style-name="P1"/>
      <text:p text:style-name="P1">King James</text:p>
      <text:p text:style-name="P1">14.<text:tab/>He causeth the grass to grow for the cattle, and herb for the service of man: that he may bring forth food out of the earth;</text:p>
      <text:p text:style-name="P1">15.<text:tab/>And wine [that] maketh glad the heart of man, [and] oil to make [his] face to shine, and bread [which] strengtheneth man's heart.</text:p>
      <text:p text:style-name="P1"/>
      <text:p text:style-name="P1">Bible in Basic English</text:p>
      <text:p text:style-name="P1">14.<text:tab/>He makes the grass come up for the cattle, and plants for the use of man; so that bread may come out of the earth;</text:p>
      <text:p text:style-name="P1">15.<text:tab/>And wine to make glad the heart of man, and oil to make his face shining, and bread giving strength to his heart.</text:p>
      <text:p text:style-name="P1"/>
      <text:p text:style-name="P1">Joung's Literal Translation</text:p>
      <text:p text:style-name="P1">14.<text:tab/>Causing grass to spring up for cattle, And herb for the service of man, To bring forth bread from the earth,</text:p>
      <text:p text:style-name="P1">15.<text:tab/>And wine -- it rejoiceth the heart of man, To cause the face to shine from oil, And bread -- the heart of man it supporteth.</text:p>
      <text:p text:style-name="P1"/>
      <text:p text:style-name="P1">Die Bibel: Eberfelder (1905)</text:p>
      <text:p text:style-name="P1">14.<text:tab/>Der Gras hervorsprossen läßt für das Vieh, und Kraut zum Dienste der Menschen: um Brot hervorzubringen aus der Erde.</text:p>
      <text:p text:style-name="P1">15.<text:tab/>und damit Wein des Menschen Herz erfreue; um das Angesicht glänzen zu machen von Öl, und damit Brot des Menschen Herz stärke.</text:p>
      <text:p text:style-name="P1"/>
      <text:p text:style-name="P1"/>
      <text:p text:style-name="P1">Károli Gáspár</text:p>
      <text:p text:style-name="P1">14.<text:tab/>Aki füvet sarjaszt a barmoknak és növényeket az embereknek hasznára, hogy eledelt vegyenek a földből,</text:p>
      <text:p text:style-name="P1">15.<text:tab/>És bort, amely megvidámítja a halandónak szívét, fényesebbé teszi az orcát az olajnál, és kenyeret, amely megerősíti a halandónak szívét.</text:p>
      <text:p text:style-name="P1"/>
      <text:p text:style-name="P1"/>
      <text:p text:style-name="P1"/>
      <text:p text:style-name="P1">szentiras.hu</text:p>
      <text:p text:style-name="P1">---</text:p>
      <text:p text:style-name="P1">de:</text:p>
      <text:p text:style-name="P1"/>
      <text:p text:style-name="P1">Szent István Társulati Biblia</text:p>
      <text:p text:style-name="P1">14Füvet nevelsz az állatoknak, és növényeket, hogy az ember jóllakhasson; hogy a földből kenyeret nyerjen,</text:p>
      <text:p text:style-name="P1">15a szívét meg borral vidíthassa hogy az olaj kenetül szolgáljon fejére, s a kenyér erőt kölcsönözzön neki.</text:p>
      <text:p text:style-name="P1"/>
      <text:p text:style-name="P1">---</text:p>
      <text:p text:style-name="P1">és:</text:p>
      <text:p text:style-name="P1"/>
      <text:p text:style-name="P1">Káldi-Neovulgáta</text:p>
      <text:p text:style-name="P1">14Füvet sarjasztasz az állatoknak,</text:p>
      <text:p text:style-name="P1">és növényeket az ember szolgálatára,</text:p>
      <text:p text:style-name="P1">kenyeret adsz a földből,</text:p>
      <text:p text:style-name="P1"/>
      <text:p text:style-name="P1">15és bort, hogy vidámítsa az ember szívét;</text:p>
      <text:p text:style-name="P1">Hogy ragyogjon arca az olajtól,</text:p>
      <text:p text:style-name="P1">és a kenyér erősítse az ember szívét.</text:p>
      <text:p text:style-name="P1"/>
      <text:p text:style-name="P1">Magyar Bibliatársulat újfordítású Bibliája (2014)</text:p>
      <text:p text:style-name="P1">14Füvet sarjasztasz az állatoknak, növényeket a földművelő embernek, hogy kenyeret termeljen a földből,</text:p>
      <text:p text:style-name="P1">15és bort, amely felvidítja az ember szívét, és ragyogóbbá teszi arcát az olajnál, a kenyér pedig erősíti az ember szívét.</text:p>
      <text:p text:style-name="P1"/>
      <text:p text:style-name="P1">Károli Gáspár revideált fordítása</text:p>
      <text:p text:style-name="P1">14A ki füvet sarjaszt a barmoknak és növényeket az embereknek hasznára, hogy eledelt vegyenek a földből,</text:p>
      <text:p text:style-name="P1">15És bort, a mely megvidámítja a halandónak szívét, fényesebbé teszi az orczát az olajnál; és kenyeret, a mely megerősíti a halandónak szívé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 Typo" svg:font-family="'Tlwg Typo'" style:font-pitch="fixed"/>
    <style:font-face style:name="FreeMono" svg:font-family="FreeMono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2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9T13:43:02.384938962</meta:creation-date>
    <dc:date>2021-12-19T13:45:25.773793155</dc:date>
    <meta:editing-duration>PT2M26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37" meta:word-count="400" meta:character-count="2389" meta:non-whitespace-character-count="2026"/>
  </office:meta>
</office:document-meta>
</file>